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eeeeee" fo:border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 style:data-style-name="N2">
      <style:table-cell-properties fo:border="0.06pt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cccc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H19">
        <table:table-column table:style-name="co1" table:default-cell-style-name="ce4"/>
        <table:table-column table:style-name="co2" table:default-cell-style-name="ce8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9"/>
        <table:table-column table:style-name="co4" table:default-cell-style-name="ce9"/>
        <table:table-column table:style-name="co1" table:default-cell-style-name="ce22"/>
        <table:table-row table:style-name="ro1">
          <table:table-cell table:style-name="ce3"/>
          <table:table-cell table:style-name="ce7"/>
          <table:table-cell table:style-name="ce14" table:number-columns-repeated="5"/>
          <table:table-cell table:style-name="ce21"/>
        </table:table-row>
        <table:table-row table:style-name="ro1">
          <table:table-cell/>
          <table:table-cell office:value-type="string" calcext:value-type="string">
            <text:p>Ohm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table:style-name="ce15" office:value-type="float" office:value="5800" calcext:value-type="float">
            <text:p>5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t Drop</text:p>
          </table:table-cell>
          <table:table-cell table:style-name="ce12" table:formula="of:=12000/(SUM([.C2:.F2])/[.C2])" office:value-type="float" office:value="5712.70791876529" calcext:value-type="float">
            <text:p>5712,70791876529</text:p>
          </table:table-cell>
          <table:table-cell table:style-name="ce12" table:formula="of:=12000/(SUM([.C2:.F2])/[.D2])" office:value-type="float" office:value="5712.70791876529" calcext:value-type="float">
            <text:p>5712,70791876529</text:p>
          </table:table-cell>
          <table:table-cell table:style-name="ce12" table:formula="of:=12000/(SUM([.C2:.F2])/[.E2])" office:value-type="float" office:value="571.270791876529" calcext:value-type="float">
            <text:p>571,270791876529</text:p>
          </table:table-cell>
          <table:table-cell table:style-name="ce12" table:formula="of:=12000/(SUM([.C2:.F2])/[.F2])" office:value-type="float" office:value="3.31337059288387" calcext:value-type="float">
            <text:p>3,31337059288387</text:p>
          </table:table-cell>
          <table:table-cell table:number-columns-repeated="2"/>
        </table:table-row>
        <table:table-row table:style-name="ro1"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Ohm Calc</text:p>
          </table:table-cell>
          <table:table-cell office:value-type="float" office:value="10050000" calcext:value-type="float">
            <text:p>10050000</text:p>
          </table:table-cell>
          <table:table-cell office:value-type="float" office:value="10070000" calcext:value-type="float">
            <text:p>10070000</text:p>
          </table:table-cell>
          <table:table-cell office:value-type="float" office:value="997000" calcext:value-type="float">
            <text:p>997000</text:p>
          </table:table-cell>
          <table:table-cell table:style-name="ce12" table:formula="of:=SUM([.C5:.E5])/12000*3.3" office:value-type="float" office:value="5807.175" calcext:value-type="float">
            <text:p>5807,175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style-name="ce16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Ohm Real</text:p>
          </table:table-cell>
          <table:table-cell office:value-type="float" office:value="10050000" calcext:value-type="float">
            <text:p>10050000</text:p>
          </table:table-cell>
          <table:table-cell office:value-type="float" office:value="10070000" calcext:value-type="float">
            <text:p>10070000</text:p>
          </table:table-cell>
          <table:table-cell office:value-type="float" office:value="997000" calcext:value-type="float">
            <text:p>997000</text:p>
          </table:table-cell>
          <table:table-cell table:style-name="ce15" office:value-type="float" office:value="5720" calcext:value-type="float">
            <text:p>57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t Real</text:p>
          </table:table-cell>
          <table:table-cell table:style-name="ce12" table:formula="of:=12000/(SUM([.C7:.F7])/[.C7])" office:value-type="float" office:value="5709.49195936887" calcext:value-type="float">
            <text:p>5709,49195936887</text:p>
          </table:table-cell>
          <table:table-cell table:style-name="ce12" table:formula="of:=12000/(SUM([.C7:.F7])/[.D7])" office:value-type="float" office:value="5720.85413242234" calcext:value-type="float">
            <text:p>5720,85413242234</text:p>
          </table:table-cell>
          <table:table-cell table:style-name="ce12" table:formula="of:=12000/(SUM([.C7:.F7])/[.E7])" office:value-type="float" office:value="566.404326715499" calcext:value-type="float">
            <text:p>566,404326715499</text:p>
          </table:table-cell>
          <table:table-cell table:style-name="ce12" table:formula="of:=12000/(SUM([.C7:.F7])/[.F7])" office:value-type="float" office:value="3.24958149329253" calcext:value-type="float">
            <text:p>3,24958149329253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style-name="ce20"/>
          <table:table-cell/>
        </table:table-row>
        <table:table-row table:style-name="ro1">
          <table:table-cell/>
          <table:table-cell table:style-name="ce12"/>
          <table:table-cell table:style-name="ce17" office:value-type="string" calcext:value-type="string">
            <text:p>Standby</text:p>
          </table:table-cell>
          <table:table-cell table:style-name="ce17" office:value-type="string" calcext:value-type="string">
            <text:p>Measure</text:p>
          </table:table-cell>
          <table:table-cell table:style-name="ce17" office:value-type="string" calcext:value-type="string">
            <text:p>Transm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float" office:value="0.012" calcext:value-type="float">
            <text:p>0,0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h</text:p>
          </table:table-cell>
          <table:table-cell table:style-name="ce18" table:formula="of:=[.C11]/60*[.C12]" office:value-type="float" office:value="0.0118" calcext:value-type="float">
            <text:p>0,0118</text:p>
          </table:table-cell>
          <table:table-cell table:style-name="ce18" table:formula="of:=[.D11]/60*[.D12]" office:value-type="float" office:value="0.166666666666667" calcext:value-type="float">
            <text:p>0,166666666666667</text:p>
          </table:table-cell>
          <table:table-cell table:style-name="ce18" table:formula="of:=[.E11]/60*[.E12]" office:value-type="float" office:value="0.416666666666667" calcext:value-type="float">
            <text:p>0,416666666666667</text:p>
          </table:table-cell>
          <table:table-cell table:number-columns-repeated="3"/>
        </table:table-row>
        <table:table-row table:style-name="ro1"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ttery mAh</text:p>
          </table:table-cell>
          <table:table-cell office:value-type="float" office:value="3000" calcext:value-type="float">
            <text:p>300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12"/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Weeks</text:p>
          </table:table-cell>
          <table:table-cell table:style-name="ce17" office:value-type="string" calcext:value-type="string">
            <text:p>Months</text:p>
          </table:table-cell>
          <table:table-cell table:style-name="ce17" office:value-type="string" calcext:value-type="string">
            <text:p>Yea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time</text:p>
          </table:table-cell>
          <table:table-cell table:style-name="ce19" table:formula="of:=[.C15]/SUM([.C13:.E13])" office:value-type="float" office:value="5040.88719614652" calcext:value-type="float">
            <text:p>5040,89</text:p>
          </table:table-cell>
          <table:table-cell table:style-name="ce19" table:formula="of:=[.C18]/24" office:value-type="float" office:value="210.036966506105" calcext:value-type="float">
            <text:p>210,04</text:p>
          </table:table-cell>
          <table:table-cell table:style-name="ce19" table:formula="of:=[.D18]/7" office:value-type="float" office:value="30.0052809294436" calcext:value-type="float">
            <text:p>30,01</text:p>
          </table:table-cell>
          <table:table-cell table:style-name="ce19" table:formula="of:=[.E18]/4" office:value-type="float" office:value="7.5013202323609" calcext:value-type="float">
            <text:p>7,50</text:p>
          </table:table-cell>
          <table:table-cell table:style-name="ce19" table:formula="of:=[.F18]/12" office:value-type="float" office:value="0.625110019363408" calcext:value-type="float">
            <text:p>0,63</text:p>
          </table:table-cell>
          <table:table-cell/>
        </table:table-row>
        <table:table-row table:style-name="ro1">
          <table:table-cell table:style-name="ce6"/>
          <table:table-cell table:style-name="ce13" table:number-columns-repeated="6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22:58:59.1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8:00:58.052000000</meta:creation-date>
    <meta:editing-duration>PT1H28M</meta:editing-duration>
    <meta:editing-cycles>27</meta:editing-cycles>
    <meta:generator>LibreOffice/6.2.5.2$Windows_X86_64 LibreOffice_project/1ec314fa52f458adc18c4f025c545a4e8b22c159</meta:generator>
    <meta:initial-creator>kiu </meta:initial-creator>
    <dc:date>2019-08-15T22:59:34.489000000</dc:date>
    <dc:creator>kiu </dc:creator>
    <meta:document-statistic meta:table-count="1" meta:cell-count="53" meta:object-count="0"/>
  </office:meta>
</office:document-meta>
</file>